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5-01-1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4-01-0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3-01-06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2-01-05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1-02-02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20-01-0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9-01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8-01-04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7-01-05 18:2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6-01-04 17:4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5-01-05 19:4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4-01-05 16:5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3-01-05 21:3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2-01-06 17:2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1-01-06 19:0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10-01-05 18:2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09-01-07 19:4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09-01-07 19:1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37101300201</text:p>
          </table:table-cell>
          <table:table-cell office:value-type="string" calcext:value-type="string">
            <text:p>2008-01-07 17:3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